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Function.get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PortalTool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ortalToolFunction.PortalToolFunction( String name , String id , String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alToolFunction.setFunction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setInternal( boolean in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is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Fun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